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26e0" officeooo:paragraph-rsid="001626e0"/>
    </style:style>
    <style:style style:name="P2" style:family="paragraph" style:parent-style-name="Standard">
      <style:paragraph-properties fo:text-align="center" style:justify-single-word="false"/>
      <style:text-properties officeooo:rsid="001626e0" officeooo:paragraph-rsid="001626e0"/>
    </style:style>
    <style:style style:name="P3" style:family="paragraph" style:parent-style-name="Standard">
      <style:paragraph-properties fo:text-align="start" style:justify-single-word="false"/>
      <style:text-properties officeooo:rsid="001626e0" officeooo:paragraph-rsid="001626e0"/>
    </style:style>
    <style:style style:name="P4" style:family="paragraph" style:parent-style-name="Standard">
      <style:text-properties officeooo:rsid="001626e0" officeooo:paragraph-rsid="00165732"/>
    </style:style>
    <style:style style:name="P5" style:family="paragraph" style:parent-style-name="Standard">
      <style:text-properties officeooo:rsid="00165732" officeooo:paragraph-rsid="00165732"/>
    </style:style>
    <style:style style:name="P6" style:family="paragraph" style:parent-style-name="Standard">
      <style:text-properties officeooo:rsid="001756c2" officeooo:paragraph-rsid="001756c2"/>
    </style:style>
    <style:style style:name="P7" style:family="paragraph" style:parent-style-name="Standard">
      <style:text-properties officeooo:rsid="001756c2" officeooo:paragraph-rsid="0018ecd6"/>
    </style:style>
    <style:style style:name="P8" style:family="paragraph" style:parent-style-name="Standard">
      <style:text-properties officeooo:rsid="0018ecd6" officeooo:paragraph-rsid="0018ecd6"/>
    </style:style>
    <style:style style:name="P9" style:family="paragraph" style:parent-style-name="Standard">
      <style:text-properties officeooo:rsid="0019bb8c" officeooo:paragraph-rsid="0019bb8c"/>
    </style:style>
    <style:style style:name="T1" style:family="text">
      <style:text-properties officeooo:rsid="00165732"/>
    </style:style>
    <style:style style:name="T2" style:family="text">
      <style:text-properties officeooo:rsid="001756c2"/>
    </style:style>
    <style:style style:name="T3" style:family="text">
      <style:text-properties officeooo:rsid="0018ecd6"/>
    </style:style>
    <style:style style:name="T4" style:family="text">
      <style:text-properties officeooo:rsid="0019bb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X</text:p>
      <text:p text:style-name="P2"/>
      <text:p text:style-name="P2"/>
      <text:p text:style-name="P3">1. Wprowadzenie.</text:p>
      <text:p text:style-name="P3"/>
      <text:p text:style-name="P4">1960 – prace nad systemem podziału czasu zwanym 'MULTICS' <text:span text:style-name="T1">(Multiplexed Information and Computing Service)</text:span></text:p>
      <text:p text:style-name="P1">Zaangażwane firmy: MIT, AT&amp;T Bell Labs, General Electic.</text:p>
      <text:p text:style-name="P1"/>
      <text:p text:style-name="P1">- Rezygnacja Bell Labs.</text:p>
      <text:p text:style-name="P1"/>
      <text:p text:style-name="P1">- Ken Thom<text:span text:style-name="T1">p</text:span>son (Bell Labs) zaczyna pracę nad okrojną wersją Multicsa (w asemblerze na mikrokomputer PDP-7). <text:span text:style-name="T1">System Thompsona działa poprawnie i spełnia oczekiwania, mimo wielu ograniczeń komputera. Szyderczo nazwany UNIPLEXED Information and Computer Service. (stąd nazwa UNICS)</text:span></text:p>
      <text:p text:style-name="P1"/>
      <text:p text:style-name="P4">- <text:span text:style-name="T1">Dennis Ritche (Bell Labs) dołącza do prac nad systemem, niedługo potem również cały zespół, którym zarządzał. Próby przeniesienia UNIX'a na nowocześniejsze komputery (PDP-11/45, PDP-11/70).</text:span></text:p>
      <text:p text:style-name="P4"/>
      <text:p text:style-name="P4">- <text:span text:style-name="T2">Powstanie języka B (Ken Thompson) – uproszczona wersja BCPL, zakończone nie powodzeniem</text:span></text:p>
      <text:p text:style-name="P6">(w szczegółności brak struktur).</text:p>
      <text:p text:style-name="P6"/>
      <text:p text:style-name="P6">- Powstanie języka C wraz z odpowiednim kompilatorem (Dennis Ritche) – następca języka B.</text:p>
      <text:p text:style-name="P6"/>
      <text:p text:style-name="P6">- Powastnie UNIX'a napisanego w C przez Riche'ego i Thompsona.</text:p>
      <text:p text:style-name="P6"/>
      <text:p text:style-name="P7">1974 – publikacja tekstu o systemie Unix. Punkt wzrotny w historii systemów operacyjnych. Za ten tekst obaj panowie otrzymali nagrodę ACM <text:span text:style-name="T3">Turing Aword [1984].</text:span></text:p>
      <text:p text:style-name="P7"/>
      <text:p text:style-name="P7">- <text:span text:style-name="T3">Uniwersytety wchodzą w posiadanie kopii systemów. Popularność komputerów PDP-11 (większość w wydziałów Informatyki posiadało te komputery w tamtym czasie), wraz z fatalnie ocenianym systemem ogromnie przyczynilo się do rozwoju UNIX.</text:span></text:p>
      <text:p text:style-name="P7"/>
      <text:p text:style-name="P7">- <text:span text:style-name="T3">Barkeley UNIX (BSD)</text:span></text:p>
      <text:p text:style-name="P1"/>
      <text:p text:style-name="P1"/>
      <text:p text:style-name="P5">1980 – standard UNIX<text:span text:style-name="T3">`</text:span></text:p>
      <text:p text:style-name="P5"/>
      <text:p text:style-name="P5"/>
      <text:p text:style-name="P8">2. Cele LINUXA. <text:span text:style-name="T4">(założenia)</text:span></text:p>
      <text:p text:style-name="P8"/>
      <text:p text:style-name="P9">- System projektowany przez programistów dla programistów.</text:p>
      <text:p text:style-name="P9">- Jednoczesna obsługa wielu procesów.</text:p>
      <text:p text:style-name="P9">- Potrzeba stworzenia systemu, który pozwolił by pracować wielu programistom nad jednym bardzo złożónym systemem.</text:p>
      <text:p text:style-name="P9">- KISS (ang. "Keep it simple, stupid").</text:p>
      <text:p text:style-name="P9"/>
      <text:p text:style-name="P9">3. CECHY UNIX/LINUX</text:p>
      <text:p text:style-name="P9"><text:soft-page-break/>3.1 Unix/ Linux jako system przenośny.</text:p>
      <text:p text:style-name="P9"/>
      <text:p text:style-name="P9">3. 2 Multiprogramming</text:p>
      <text:p text:style-name="P9"/>
      <text:p text:style-name="P9">3.3 Multi-User</text:p>
      <text:p text:style-name="P9"/>
      <text:p text:style-name="P9">3.4. Hierarchiczny system plików.</text:p>
      <text:p text:style-name="P9"/>
      <text:p text:style-name="P9">3.5 Powłoka systemu</text:p>
      <text:p text:style-name="P9"/>
      <text:p text:style-name="P9">3.6 Bezpieczeństw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7S</meta:editing-duration>
    <meta:editing-cycles>4</meta:editing-cycles>
    <meta:generator>LibreOffice/5.2.2.2$Windows_X86_64 LibreOffice_project/8f96e87c890bf8fa77463cd4b640a2312823f3ad</meta:generator>
    <dc:date>2018-12-03T20:53:41.702000000</dc:date>
    <meta:document-statistic meta:table-count="0" meta:image-count="0" meta:object-count="0" meta:page-count="2" meta:paragraph-count="27" meta:word-count="251" meta:character-count="1815" meta:non-whitespace-character-count="1586"/>
    <meta:user-defined meta:name="Info 1"/>
    <meta:user-defined meta:name="Info 2"/>
    <meta:user-defined meta:name="Info 3"/>
    <meta:user-defined meta:name="Info 4"/>
  </office:meta>
</office:document-meta>
</file>